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6bb107" officeooo:paragraph-rsid="006bb107"/>
    </style:style>
    <style:style style:name="P15" style:family="paragraph" style:parent-style-name="Title">
      <style:paragraph-properties fo:break-before="page"/>
    </style:style>
    <style:style style:name="P16" style:family="paragraph" style:parent-style-name="Signature">
      <style:text-properties officeooo:paragraph-rsid="003e5796"/>
    </style:style>
    <style:style style:name="P17" style:family="paragraph" style:parent-style-name="Signature">
      <style:text-properties officeooo:paragraph-rsid="0046f168"/>
    </style:style>
    <style:style style:name="P18" style:family="paragraph" style:parent-style-name="Signature">
      <style:text-properties officeooo:paragraph-rsid="005370d8"/>
    </style:style>
    <style:style style:name="P19" style:family="paragraph" style:parent-style-name="Signature">
      <style:text-properties officeooo:paragraph-rsid="00548c65"/>
    </style:style>
    <style:style style:name="P20" style:family="paragraph" style:parent-style-name="Heading_20_1">
      <style:text-properties officeooo:paragraph-rsid="004d7d9a"/>
    </style:style>
    <style:style style:name="P21" style:family="paragraph" style:parent-style-name="Heading_20_1">
      <style:text-properties officeooo:paragraph-rsid="005370d8"/>
    </style:style>
    <style:style style:name="P22" style:family="paragraph" style:parent-style-name="Heading_20_1">
      <style:text-properties officeooo:paragraph-rsid="001e9876"/>
    </style:style>
    <style:style style:name="P23" style:family="paragraph" style:parent-style-name="Heading_20_1">
      <style:text-properties officeooo:paragraph-rsid="005798da"/>
    </style:style>
    <style:style style:name="P24" style:family="paragraph" style:parent-style-name="Heading_20_1">
      <style:text-properties officeooo:paragraph-rsid="00548c65"/>
    </style:style>
    <style:style style:name="P25" style:family="paragraph" style:parent-style-name="Heading_20_1">
      <style:text-properties officeooo:paragraph-rsid="00509d78"/>
    </style:style>
    <style:style style:name="P26" style:family="paragraph" style:parent-style-name="Heading_20_1">
      <style:text-properties officeooo:rsid="006bb107" officeooo:paragraph-rsid="006bb107"/>
    </style:style>
    <style:style style:name="P27" style:family="paragraph" style:parent-style-name="Heading_20_1">
      <style:text-properties officeooo:paragraph-rsid="0046f168"/>
    </style:style>
    <style:style style:name="P28" style:family="paragraph" style:parent-style-name="Text_20_body">
      <style:text-properties officeooo:rsid="006da0e8" officeooo:paragraph-rsid="006da0e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6cac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1<text:span text:style-name="T3">5</text:span>th March 2021. Reference for version 0.14</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20"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21" text:outline-level="1"><text:soft-page-break/>cls</text:h>
      <text:p text:style-name="P11">Clears the text display</text:p>
      <text:p text:style-name="Signature">cls</text:p>
      <text:h text:style-name="P21"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text:soft-page-break/>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text:soft-page-break/>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22" text:outline-level="1">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8">if a = 2 goto 13</text:p>
      <text:h text:style-name="Heading_20_1" text:outline-level="1">ink n / paper n</text:h>
      <text:p text:style-name="P11">Sets the text background colour or foreground colours. Colour IDs are BBC Micro ones (0-7 : Black Red Green Yellow Blue Magenta Cyan White)</text:p>
      <text:p text:style-name="P18">ink 4</text:p>
      <text:p text:style-name="P18">paper 2</text:p>
      <text:h text:style-name="Heading_20_1" text:outline-level="1"><text:soft-page-break/>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23" text:outline-level="1"><text:soft-page-break/>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list 1100,1300</text:p>
      <text:h text:style-name="P23"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23"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4" text:outline-level="1">locate</text:h>
      <text:p text:style-name="P12">Set the text cursor position. The parameters are the horizontal and vertical position.</text:p>
      <text:p text:style-name="P19">locate 4,2</text:p>
      <text:h text:style-name="Heading_20_1" text:outline-level="1">lower$(string) upper$(string)</text:h>
      <text:p text:style-name="Text_20_body">Converts a string to lower or upper case.</text:p>
      <text:p text:style-name="Signature"><text:soft-page-break/>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text:soft-page-break/>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25"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25" text:outline-level="1"><text:soft-page-break/>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5" text:outline-level="1">restore</text:h>
      <text:p text:style-name="Text_20_body">Resets the data pointer to the start of the program.</text:p>
      <text:p text:style-name="Signature">restore</text:p>
      <text:h text:style-name="P25" text:outline-level="1">right$()</text:h>
      <text:p text:style-name="P5">Returns the right characters of a string. For example, the example below will print “cde”</text:p>
      <text:p text:style-name="P16">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text:soft-page-break/>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5">X16 Specific Extensions</text:p>
      <text:h text:style-name="P26" text:outline-level="1">vload</text:h>
      <text:p text:style-name="P14">Loads a .VRAM format file (see documents directory) into VRAM, decompressing as required.</text:p>
      <text:p text:style-name="Signature">Vload “demo.vram”</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27"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7">Vpoke &amp;18703,42</text:p>
      <text:p text:style-name="P17">vdoke 2,&amp;F022</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s/>of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15T04:58:54.099565759</dc:date>
    <meta:editing-duration>PT1H53M31S</meta:editing-duration>
    <meta:editing-cycles>83</meta:editing-cycles>
    <meta:generator>LibreOffice/7.1.1.2$Linux_X86_64 LibreOffice_project/10$Build-2</meta:generator>
    <meta:document-statistic meta:table-count="0" meta:image-count="0" meta:object-count="0" meta:page-count="15" meta:paragraph-count="269" meta:word-count="2719" meta:character-count="15254" meta:non-whitespace-character-count="12784"/>
  </office:meta>
</office:document-meta>
</file>